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top="0.1666in" fo:margin-bottom="0.1666in" fo:line-height="150%"/>
      <style:text-properties style:font-name-asian="MS Mincho" fo:color="#000000" fo:font-size="20pt" style:font-size-asian="20pt" style:font-size-complex="20pt"/>
    </style:style>
    <style:style style:name="P2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20pt" style:font-size-asian="20pt" style:font-size-complex="20pt"/>
    </style:style>
    <style:style style:name="P3" style:parent-style-name="Обычный" style:family="paragraph">
      <style:paragraph-properties fo:text-align="center" fo:margin-top="0.1666in" fo:margin-bottom="0.1666in" fo:line-height="150%"/>
    </style:style>
    <style:style style:name="T4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ableColumn7" style:family="table-column">
      <style:table-column-properties style:column-width="2.5312in"/>
    </style:style>
    <style:style style:name="TableColumn8" style:family="table-column">
      <style:table-column-properties style:column-width="1.1875in"/>
    </style:style>
    <style:style style:name="TableColumn9" style:family="table-column">
      <style:table-column-properties style:column-width="2.5312in"/>
    </style:style>
    <style:style style:name="Table6" style:family="table">
      <style:table-properties style:width="6.25in" fo:margin-left="0in" table:align="left"/>
    </style:style>
    <style:style style:name="TableRow10" style:family="table-row">
      <style:table-row-properties style:min-row-height="0.2083in"/>
    </style:style>
    <style:style style:name="TableCell11" style:family="table-cell">
      <style:table-cell-properties fo:border-top="0in none #000000" fo:border-left="0in none #000000" fo:border-bottom="0in none #000000" fo:border-right="0in none #000000" style:writing-mode="lr-tb" fo:padding-top="0in" fo:padding-left="0.0729in" fo:padding-bottom="0in" fo:padding-right="0.0729in"/>
    </style:style>
    <style:style style:name="P12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TableCell13" style:family="table-cell">
      <style:table-cell-properties fo:border-top="0in none #000000" fo:border-left="0in none #000000" fo:border-bottom="0in none #000000" fo:border-right="0in none #000000" style:writing-mode="lr-tb" fo:padding-top="0in" fo:padding-left="0.0729in" fo:padding-bottom="0in" fo:padding-right="0.0729in"/>
    </style:style>
    <style:style style:name="P14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TableCell15" style:family="table-cell">
      <style:table-cell-properties fo:border-top="0in none #000000" fo:border-left="0in none #000000" fo:border-bottom="0in none #000000" fo:border-right="0in none #000000" style:writing-mode="lr-tb" fo:padding-top="0in" fo:padding-left="0.0729in" fo:padding-bottom="0in" fo:padding-right="0.0729in"/>
    </style:style>
    <style:style style:name="P16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17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14pt" style:font-size-asian="14pt" style:font-size-complex="14pt"/>
    </style:style>
    <style:style style:name="P18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14pt" style:font-size-asian="14pt" style:font-size-complex="14pt"/>
    </style:style>
    <style:style style:name="P19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14pt" style:font-size-asian="14pt" style:font-size-complex="14pt"/>
    </style:style>
    <style:style style:name="P20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14pt" style:font-size-asian="14pt" style:font-size-complex="14pt"/>
    </style:style>
    <style:style style:name="P21" style:parent-style-name="Обычный" style:family="paragraph">
      <style:paragraph-properties fo:text-align="end" fo:margin-top="0.1666in" fo:margin-bottom="0.1666in" fo:line-height="150%"/>
    </style:style>
    <style:style style:name="T22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23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P24" style:parent-style-name="Обычный" style:family="paragraph">
      <style:paragraph-properties fo:text-align="end" fo:margin-top="0.1666in" fo:margin-bottom="0.1666in" fo:line-height="150%"/>
    </style:style>
    <style:style style:name="T25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27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P30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14pt" style:font-size-asian="14pt" style:font-size-complex="14pt"/>
    </style:style>
    <style:style style:name="P31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14pt" style:font-size-asian="14pt" style:font-size-complex="14pt"/>
    </style:style>
    <style:style style:name="P32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33" style:parent-style-name="Гиперссылка" style:family="text">
      <style:text-properties style:font-name-asian="MS Mincho"/>
    </style:style>
    <style:style style:name="T34" style:parent-style-name="Гиперссылка" style:family="text">
      <style:text-properties style:font-name-asian="MS Mincho"/>
    </style:style>
    <style:style style:name="P35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36" style:parent-style-name="Гиперссылка" style:family="text">
      <style:text-properties style:font-name-asian="MS Mincho"/>
    </style:style>
    <style:style style:name="T37" style:parent-style-name="Гиперссылка" style:family="text">
      <style:text-properties style:font-name-asian="MS Mincho"/>
    </style:style>
    <style:style style:name="P38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39" style:parent-style-name="Гиперссылка" style:family="text">
      <style:text-properties style:font-name-asian="MS Mincho"/>
    </style:style>
    <style:style style:name="T40" style:parent-style-name="Гиперссылка" style:family="text">
      <style:text-properties style:font-name-asian="MS Mincho"/>
    </style:style>
    <style:style style:name="P41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42" style:parent-style-name="Гиперссылка" style:family="text">
      <style:text-properties style:font-name-asian="MS Mincho"/>
    </style:style>
    <style:style style:name="T43" style:parent-style-name="Гиперссылка" style:family="text">
      <style:text-properties style:font-name-asian="MS Mincho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45" style:parent-style-name="Гиперссылка" style:family="text">
      <style:text-properties style:font-name-asian="MS Mincho"/>
    </style:style>
    <style:style style:name="T46" style:parent-style-name="Гиперссылка" style:family="text">
      <style:text-properties style:font-name-asian="MS Mincho"/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48" style:parent-style-name="Гиперссылка" style:family="text">
      <style:text-properties style:font-name-asian="MS Mincho"/>
    </style:style>
    <style:style style:name="T49" style:parent-style-name="Гиперссылка" style:family="text">
      <style:text-properties style:font-name-asian="MS Mincho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51" style:parent-style-name="Гиперссылка" style:family="text">
      <style:text-properties style:font-name-asian="MS Mincho"/>
    </style:style>
    <style:style style:name="T52" style:parent-style-name="Гиперссылка" style:family="text">
      <style:text-properties style:font-name-asian="MS Mincho"/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54" style:parent-style-name="Гиперссылка" style:family="text">
      <style:text-properties style:font-name-asian="MS Mincho"/>
    </style:style>
    <style:style style:name="T55" style:parent-style-name="Гиперссылка" style:family="text">
      <style:text-properties style:font-name-asian="MS Mincho"/>
    </style:style>
    <style:style style:name="P56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57" style:parent-style-name="Гиперссылка" style:family="text">
      <style:text-properties style:font-name-asian="MS Mincho"/>
    </style:style>
    <style:style style:name="T58" style:parent-style-name="Гиперссылка" style:family="text">
      <style:text-properties style:font-name-asian="MS Mincho"/>
    </style:style>
    <style:style style:name="P59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60" style:parent-style-name="Гиперссылка" style:family="text">
      <style:text-properties style:font-name-asian="MS Mincho"/>
    </style:style>
    <style:style style:name="T61" style:parent-style-name="Гиперссылка" style:family="text">
      <style:text-properties style:font-name-asian="MS Mincho"/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63" style:parent-style-name="Гиперссылка" style:family="text">
      <style:text-properties style:font-name-asian="MS Mincho"/>
    </style:style>
    <style:style style:name="T64" style:parent-style-name="Гиперссылка" style:family="text">
      <style:text-properties style:font-name-asian="MS Mincho"/>
    </style:style>
    <style:style style:name="P65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66" style:parent-style-name="Гиперссылка" style:family="text">
      <style:text-properties style:font-name-asian="MS Mincho"/>
    </style:style>
    <style:style style:name="T67" style:parent-style-name="Гиперссылка" style:family="text">
      <style:text-properties style:font-name-asian="MS Mincho"/>
    </style:style>
    <style:style style:name="P68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69" style:parent-style-name="Гиперссылка" style:family="text">
      <style:text-properties style:font-name-asian="MS Mincho"/>
    </style:style>
    <style:style style:name="T70" style:parent-style-name="Гиперссылка" style:family="text">
      <style:text-properties style:font-name-asian="MS Mincho"/>
    </style:style>
    <style:style style:name="P71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72" style:parent-style-name="Гиперссылка" style:family="text">
      <style:text-properties style:font-name-asian="MS Mincho"/>
    </style:style>
    <style:style style:name="T73" style:parent-style-name="Гиперссылка" style:family="text">
      <style:text-properties style:font-name-asian="MS Mincho"/>
    </style:style>
    <style:style style:name="P74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75" style:parent-style-name="Гиперссылка" style:family="text">
      <style:text-properties style:font-name-asian="MS Mincho"/>
    </style:style>
    <style:style style:name="T76" style:parent-style-name="Гиперссылка" style:family="text">
      <style:text-properties style:font-name-asian="MS Mincho"/>
    </style:style>
    <style:style style:name="P77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T78" style:parent-style-name="Гиперссылка" style:family="text">
      <style:text-properties style:font-name-asian="MS Mincho"/>
    </style:style>
    <style:style style:name="T79" style:parent-style-name="Гиперссылка" style:family="text">
      <style:text-properties style:font-name-asian="MS Mincho"/>
    </style:style>
    <style:style style:name="P80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81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14pt" style:font-size-asian="14pt" style:font-size-complex="14pt"/>
    </style:style>
    <style:style style:name="P82" style:parent-style-name="Обычный" style:family="paragraph">
      <style:paragraph-properties fo:break-before="page"/>
      <style:text-properties style:font-name-asian="MS Mincho"/>
    </style:style>
    <style:style style:name="P83" style:parent-style-name="Обычный" style:family="paragraph">
      <style:paragraph-properties fo:text-align="center" fo:margin-top="0.1666in" fo:margin-bottom="0.1666in" fo:line-height="150%"/>
      <style:text-properties style:font-name-asian="MS Mincho" fo:color="#000000" fo:font-size="14pt" style:font-size-asian="14pt" style:font-size-complex="14pt"/>
    </style:style>
    <style:style style:name="P84" style:parent-style-name="Заголовок1" style:family="paragraph">
      <style:text-properties style:font-name="Times New Roman" style:font-name-asian="MS Mincho" style:font-name-complex="Arial" fo:font-size="14pt" style:font-size-asian="14pt" style:font-size-complex="14pt"/>
    </style:style>
    <style:style style:name="P85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86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87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88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89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90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91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92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93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94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95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96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97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98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99" style:parent-style-name="Обычный" style:family="paragraph">
      <style:paragraph-properties fo:break-before="page" fo:line-height="150%"/>
      <style:text-properties style:font-name-asian="MS Mincho" fo:font-size="14pt" style:font-size-asian="14pt" style:font-size-complex="14pt"/>
    </style:style>
    <style:style style:name="P100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101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102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103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104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105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106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107" style:parent-style-name="Обычный" style:family="paragraph">
      <style:paragraph-properties fo:margin-top="0.1666in" fo:margin-bottom="0.1666in" fo:line-height="150%"/>
      <style:text-properties style:font-name-asian="MS Mincho" fo:font-size="14pt" style:font-size-asian="14pt" style:font-size-complex="14pt"/>
    </style:style>
    <style:style style:name="P108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109" style:parent-style-name="Обычный" style:family="paragraph">
      <style:paragraph-properties fo:margin-top="0.1666in" fo:margin-bottom="0.1666in" fo:line-height="150%"/>
      <style:text-properties style:font-name-asian="MS Mincho" fo:font-size="14pt" style:font-size-asian="14pt" style:font-size-complex="14pt"/>
    </style:style>
    <style:style style:name="P110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111" style:parent-style-name="Обычный" style:family="paragraph">
      <style:paragraph-properties fo:margin-top="0.1666in" fo:margin-bottom="0.1666in" fo:line-height="150%"/>
      <style:text-properties style:font-name-asian="MS Mincho" fo:font-size="14pt" style:font-size-asian="14pt" style:font-size-complex="14pt"/>
    </style:style>
    <style:style style:name="P112" style:parent-style-name="Заголовок1" style:family="paragraph">
      <style:paragraph-properties fo:line-height="150%"/>
      <style:text-properties style:font-name="Times New Roman" style:font-name-asian="MS Mincho" style:font-name-complex="Arial" fo:font-size="14pt" style:font-size-asian="14pt" style:font-size-complex="14pt"/>
    </style:style>
    <style:style style:name="P113" style:parent-style-name="Обычный" style:family="paragraph">
      <style:paragraph-properties fo:margin-top="0.1666in" fo:margin-bottom="0.1666in" fo:line-height="150%"/>
      <style:text-properties style:font-name-asian="MS Mincho" fo:font-size="14pt" style:font-size-asian="14pt" style:font-size-complex="14pt"/>
    </style:style>
    <style:style style:name="P114" style:parent-style-name="Обычный" style:family="paragraph">
      <style:paragraph-properties fo:margin-top="0.1666in" fo:margin-bottom="0.1666in" fo:line-height="150%"/>
      <style:text-properties style:font-name-asian="MS Mincho" fo:font-size="14pt" style:font-size-asian="14pt" style:font-size-complex="14pt"/>
    </style:style>
    <style:style style:name="P115" style:parent-style-name="Обычный" style:family="paragraph">
      <style:paragraph-properties fo:margin-top="0.1666in" fo:margin-bottom="0.1666in" fo:line-height="150%"/>
      <style:text-properties style:font-name-asian="MS Mincho" fo:font-size="14pt" style:font-size-asian="14pt" style:font-size-complex="14pt"/>
    </style:style>
    <style:style style:name="P116" style:parent-style-name="Обычный" style:family="paragraph">
      <style:paragraph-properties fo:line-height="150%"/>
      <style:text-properties style:font-name-asian="MS Mincho" fo:font-size="14pt" style:font-size-asian="14pt" style:font-size-complex="14pt"/>
    </style:style>
    <style:style style:name="P117" style:parent-style-name="Обычный" style:family="paragraph">
      <style:paragraph-properties fo:line-height="150%"/>
    </style:style>
    <style:style style:name="T118" style:parent-style-name="Основнойшрифтабзаца" style:family="text">
      <style:text-properties style:font-name-asian="MS Mincho" fo:font-size="14pt" style:font-size-asian="14pt" style:font-size-complex="14pt"/>
    </style:style>
  </office:automatic-styles>
  <office:body>
    <office:text text:use-soft-page-breaks="true">
      <text:p text:style-name="P1">Московский Международный Колледж Цифровых Технологий</text:p>
      <text:p text:style-name="P2">"Академия Топ"</text:p>
      <text:p text:style-name="P3"><text:span text:style-name="T4"><text:s text:c="4"/>СОГЛАСОВАНО <text:s text:c="25"/>УТВЕРЖДАЮ</text:span><text:line-break/><text:span text:style-name="T5"><text:s/>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_______Губин Е.А.<text:s/>“_____”____________2025</text:p>
          </table:table-cell>
          <table:table-cell table:style-name="TableCell13">
            <text:p text:style-name="P14"/>
          </table:table-cell>
          <table:table-cell table:style-name="TableCell15">
            <text:p text:style-name="P16">_________Губин Е.А.<text:s/>“_____”____________2025</text:p>
          </table:table-cell>
        </table:table-row>
      </table:table>
      <text:p text:style-name="P17">Сайт<text:s/>"<text:s/>Магазин на 3 буквы”</text:p>
      <text:p text:style-name="P18">Техническая документация</text:p>
      <text:p text:style-name="P19">Лист утверждения А.В.00001-01 ТЗ 01</text:p>
      <text:p text:style-name="P20"><text:s/></text:p>
      <text:p text:style-name="P21"><text:span text:style-name="T22"><text:s text:c="3"/>Исполнитель</text:span><text:line-break/><text:span text:style-name="T23"><text:s text:c="4"/>Студент группы 9.1/-РПО-/23.7</text:span></text:p>
      <text:p text:style-name="P24"><text:span text:style-name="T25"><text:s text:c="4"/>___________ Стамов П. И.</text:span><text:line-break/><text:span text:style-name="T26"><text:s text:c="4"/>“_____”____________2025</text:span><text:line-break/><text:span text:style-name="T27"><text:s text:c="4"/></text:span><text:line-break/><text:span text:style-name="T28"><text:s text:c="4"/></text:span><text:line-break/><text:span text:style-name="T29"><text:s text:c="2"/></text:span></text:p>
      <text:p text:style-name="P30">УТВЕРЖДЕНО А.В.00001-01 ТЗ 01</text:p>
      <text:p text:style-name="P31">Сайт " Магазин на 3 буквы”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1638074296" office:target-frame-name="_top" xlink:show="replace"><text:span text:style-name="T33">1 Введение</text:span><text:tab/><text:span text:style-name="T34">1</text:span></text:a></text:p>
          <text:p text:style-name="P35"><text:a xlink:href="#_Toc1272595732" office:target-frame-name="_top" xlink:show="replace"><text:span text:style-name="T36">1.1 Наименование программы</text:span><text:tab/><text:span text:style-name="T37">2</text:span></text:a></text:p>
          <text:p text:style-name="P38"><text:a xlink:href="#_Toc1174599056" office:target-frame-name="_top" xlink:show="replace"><text:span text:style-name="T39">1.2 Краткая характеристика области применения</text:span><text:tab/><text:span text:style-name="T40">2</text:span></text:a></text:p>
          <text:p text:style-name="P41"><text:a xlink:href="#_Toc544322819" office:target-frame-name="_top" xlink:show="replace"><text:span text:style-name="T42">2. Основа для разработки</text:span><text:tab/><text:span text:style-name="T43">2</text:span></text:a></text:p>
          <text:p text:style-name="P44"><text:a xlink:href="#_Toc586962225" office:target-frame-name="_top" xlink:show="replace"><text:span text:style-name="T45">3. Назначение разработки</text:span><text:tab/><text:span text:style-name="T46">2</text:span></text:a></text:p>
          <text:p text:style-name="P47"><text:a xlink:href="#_Toc1455035445" office:target-frame-name="_top" xlink:show="replace"><text:span text:style-name="T48">3.1 Функциональное назначение</text:span><text:tab/><text:span text:style-name="T49">2</text:span></text:a></text:p>
          <text:p text:style-name="P50"><text:a xlink:href="#_Toc761135600" office:target-frame-name="_top" xlink:show="replace"><text:span text:style-name="T51">3.2 Эксплуатация проекта</text:span><text:tab/><text:span text:style-name="T52">2</text:span></text:a></text:p>
          <text:p text:style-name="P53"><text:a xlink:href="#_Toc2010734122" office:target-frame-name="_top" xlink:show="replace"><text:span text:style-name="T54">4 Требования к программе или программному изделию</text:span><text:tab/><text:span text:style-name="T55">2</text:span></text:a></text:p>
          <text:p text:style-name="P56"><text:a xlink:href="#_Toc1019027252" office:target-frame-name="_top" xlink:show="replace"><text:span text:style-name="T57">4.1 Требования к функциональным характеристикам</text:span><text:tab/><text:span text:style-name="T58">2</text:span></text:a></text:p>
          <text:p text:style-name="P59"><text:a xlink:href="#_Toc354581319" office:target-frame-name="_top" xlink:show="replace"><text:span text:style-name="T60">4.1.1 Требования к составу выполняемых функций</text:span><text:tab/><text:span text:style-name="T61">2</text:span></text:a></text:p>
          <text:p text:style-name="P62"><text:a xlink:href="#_Toc855219141" office:target-frame-name="_top" xlink:show="replace"><text:span text:style-name="T63">4.2 Требования к надежности</text:span><text:tab/><text:span text:style-name="T64">3</text:span></text:a></text:p>
          <text:p text:style-name="P65"><text:a xlink:href="#_Toc150579034" office:target-frame-name="_top" xlink:show="replace"><text:span text:style-name="T66">4.3 Условия эксплуатации</text:span><text:tab/><text:span text:style-name="T67">3</text:span></text:a></text:p>
          <text:p text:style-name="P68"><text:a xlink:href="#_Toc601913700" office:target-frame-name="_top" xlink:show="replace"><text:span text:style-name="T69">4.3.1 Климатические условия эксплуатации</text:span><text:tab/><text:span text:style-name="T70">3</text:span></text:a></text:p>
          <text:p text:style-name="P71"><text:a xlink:href="#_Toc270386090" office:target-frame-name="_top" xlink:show="replace"><text:span text:style-name="T72">4.6 Требование к маркировке и упаковке</text:span><text:tab/><text:span text:style-name="T73">3</text:span></text:a></text:p>
          <text:p text:style-name="P74"><text:a xlink:href="#_Toc1475512456" office:target-frame-name="_top" xlink:show="replace"><text:span text:style-name="T75">4.7 Требования к транспортированию и хранению</text:span><text:tab/><text:span text:style-name="T76">3</text:span></text:a></text:p>
          <text:p text:style-name="P77"><text:a xlink:href="#_Toc430597790" office:target-frame-name="_top" xlink:show="replace"><text:span text:style-name="T78">5 Требования к программной документации</text:span><text:tab/><text:span text:style-name="T79">3</text:span></text:a></text:p>
        </text:index-body>
      </text:table-of-content>
      <text:p text:style-name="P80"/>
      <text:p text:style-name="P81"/>
      <text:p text:style-name="P82"/>
      <text:p text:style-name="P83"/>
      <text:h text:style-name="P84" text:outline-level="1"><text:bookmark-start text:name="_Toc1638074296"/>1 Введение<text:bookmark-end text:name="_Toc1638074296"/></text:h>
      <text:h text:style-name="P85" text:outline-level="1"><text:bookmark-start text:name="_Toc1272595732"/>1.1 Наименование программы<text:bookmark-end text:name="_Toc1272595732"/></text:h>
      <text:p text:style-name="P86">Наименование программы - Сайт магазин техники “Магазин на 3 буквы”.</text:p>
      <text:h text:style-name="P87" text:outline-level="1"><text:bookmark-start text:name="_Toc1174599056"/>1.2 Краткая характеристика области применения<text:bookmark-end text:name="_Toc1174599056"/></text:h>
      <text:p text:style-name="P88">Данный сайт используется для покупки разной техники Российского производство, и не только.</text:p>
      <text:h text:style-name="P89" text:outline-level="1"><text:bookmark-start text:name="_Toc544322819"/>2. Основа для разработки<text:bookmark-end text:name="_Toc544322819"/></text:h>
      <text:p text:style-name="P90">Основа для разработки является сдача экзамена, и проверки знаний, у Губина Евгения Александровича. Задача дается на полторы недели разработки и 26.12.2025 должен быть уже готов.</text:p>
      <text:h text:style-name="P91" text:outline-level="1"><text:bookmark-start text:name="_Toc586962225"/>3. Назначение разработки<text:bookmark-end text:name="_Toc586962225"/></text:h>
      <text:p text:style-name="P92">Будет использован в качестве проекта для сдачи.</text:p>
      <text:h text:style-name="P93" text:outline-level="1"><text:bookmark-start text:name="_Toc1455035445"/>3.1 Функциональное назначение<text:bookmark-end text:name="_Toc1455035445"/></text:h>
      <text:p text:style-name="P94">Сайт имеет несколько товаров, которые<text:s/>можно добавить в корзину и заказать их.</text:p>
      <text:h text:style-name="P95" text:outline-level="1"><text:bookmark-start text:name="_Toc761135600"/>3.2 Эксплуатация проекта<text:bookmark-end text:name="_Toc761135600"/></text:h>
      <text:p text:style-name="P96">Проект сдается в колледж “Академия TOP” преподавателю, для проверки.</text:p>
      <text:h text:style-name="P97" text:outline-level="1"><text:bookmark-start text:name="_Toc2010734122"/>4 Требования к программе или программному изделию<text:bookmark-end text:name="_Toc2010734122"/></text:h>
      <text:h text:style-name="P98" text:outline-level="1"><text:bookmark-start text:name="_Toc1019027252"/>4.1 Требования к функциональным характеристикам<text:bookmark-end text:name="_Toc1019027252"/></text:h>
      <text:p text:style-name="P99"/>
      <text:h text:style-name="P100" text:outline-level="1"><text:bookmark-start text:name="_Toc354581319"/>4.1.1 Требования к составу выполняемых функций<text:bookmark-end text:name="_Toc354581319"/></text:h>
      <text:p text:style-name="P101">После запуска сайта, у вас открывается окно с товарами, и всеми нужными функциями. Он должен добавлять товары в личную корзину пользователя, производить оплату и должна иметь сортировку товара. Так же для администрации и тестеров, добавлена админ панель, чтобы изменять товары.</text:p>
      <text:h text:style-name="P102" text:outline-level="1"><text:bookmark-start text:name="_Toc855219141"/>4.2 Требования к надежности<text:bookmark-end text:name="_Toc855219141"/></text:h>
      <text:p text:style-name="P103">Он не имеет никакой защиты, так как это тестовый проект и применяться нигде не будет.</text:p>
      <text:h text:style-name="P104" text:outline-level="1"><text:bookmark-start text:name="_Toc150579034"/>4.3 Условия эксплуатации<text:bookmark-end text:name="_Toc150579034"/></text:h>
      <text:p text:style-name="P105">Сайт, и все нужные файлы, запускаются с компьютера преподавателя.</text:p>
      <text:h text:style-name="P106" text:outline-level="1"><text:bookmark-start text:name="_Toc601913700"/>4.3.1 Климатические условия эксплуатации<text:bookmark-end text:name="_Toc601913700"/><text:s/></text:h>
      <text:p text:style-name="P107">Специальные условия не требуются.</text:p>
      <text:h text:style-name="P108" text:outline-level="1"><text:bookmark-start text:name="_Toc270386090"/>4.6 Требование к маркировке и упаковке<text:bookmark-end text:name="_Toc270386090"/></text:h>
      <text:p text:style-name="P109">Специальные условия не требуются.</text:p>
      <text:h text:style-name="P110" text:outline-level="1"><text:bookmark-start text:name="_Toc1475512456"/>4.7 Требования к транспортированию и хранению<text:bookmark-end text:name="_Toc1475512456"/><text:s/></text:h>
      <text:p text:style-name="P111">Специальных требований не предъявляется.</text:p>
      <text:h text:style-name="P112" text:outline-level="1"><text:bookmark-start text:name="_Toc430597790"/>5 Требования к программной документации<text:bookmark-end text:name="_Toc430597790"/></text:h>
      <text:p text:style-name="P113">ГОСТ 34, ГОСТ 19</text:p>
      <text:p text:style-name="P114">Дневник разработки</text:p>
      <text:p text:style-name="P115"/>
      <text:p text:style-name="P116"/>
      <text:p text:style-name="P117"><text:span text:style-name="T11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Times New Roman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style:style style:name="Оглавление1" style:display-name="Оглавление 1" style:family="paragraph" style:parent-style-name="Обычный" style:next-style-name="Обычный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 I</meta:initial-creator>
    <dc:creator>V I</dc:creator>
    <meta:creation-date>2025-12-26T08:08:00Z</meta:creation-date>
    <dc:date>2025-12-26T08:08:00Z</dc:date>
    <meta:template xlink:href="Normal.dotm" xlink:type="simple"/>
    <meta:editing-cycles>1</meta:editing-cycles>
    <meta:editing-duration>PT0S</meta:editing-duration>
    <meta:document-statistic meta:page-count="1" meta:paragraph-count="7" meta:word-count="563" meta:character-count="3767" meta:row-count="26" meta:non-whitespace-character-count="3211"/>
  </office:meta>
</office:document-meta>
</file>